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Heading1" style:master-page-name="Thesis_5f_bodyPage">
      <style:paragraph-properties fo:margin-left="0cm" fo:margin-right="0cm" fo:text-indent="0cm" style:auto-text-indent="false"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37578009" text:style-name="Thesis_5f_numbering">
        <text:list-header>
          <text:p text:style-name="P1">Библиография</text:p>
        </text:list-header>
        <text:list-item>
          <text:p text:style-name="Thesis_5f_bibliography">БДЧР, 2014. Оценка на актуалното състояние на водите в Черноморски басейнов район за 2014 г. (Годишен доклад). Басейнова Дирекция за управление на водите в Черноморски район (БДЧР), Варна.</text:p>
        </text:list-item>
        <text:list-item>
          <text:p text:style-name="Thesis_5f_bibliography">БДЧР, 2013. Оценка на актуалното състояние на водите в Черноморски басейнов район за 2013 г. (Годишен доклад). Басейнова Дирекция за управление на водите в Черноморски район (БДЧР), Варна.</text:p>
        </text:list-item>
        <text:list-item>
          <text:p text:style-name="Thesis_5f_bibliography">БДЧР, 2012. Оценка на актуалното състояние на водите в Черноморски басейнов район за 2012 г. (Годишен доклад). Басейнова Дирекция за управление на водите в Черноморски район (БДЧР), Варна.</text:p>
        </text:list-item>
        <text:list-item>
          <text:p text:style-name="Thesis_5f_bibliography">БДЧР, 2011. Оценка на актуалното състояние на водите в Черноморски басейнов район за 2011 г. (Годишен доклад). Басейнова Дирекция за управление на водите в Черноморски район (БДЧР), Варна.</text:p>
        </text:list-item>
        <text:list-item>
          <text:p text:style-name="Thesis_5f_bibliography">БДЧР, 2010. Оценка на актуалното състояние на водите в Черноморски басейнов район за 2010 г. (Годишен доклад). Басейнова Дирекция за управление на водите в Черноморски район (БДЧР), Варна.</text:p>
        </text:list-item>
        <text:list-item>
          <text:p text:style-name="Thesis_5f_bibliography">Белберов, З., Костичкова, Д., Чернева, Ж.И., Раби, А., Вълчев, Н.Н., Борисова, Е., 2005. Ветрово-вълнови климат в региона на Бургаски залив. Трудове На Института По Океанология 5, 11–23.</text:p>
        </text:list-item>
        <text:list-item>
          <text:p text:style-name="Thesis_5f_bibliography">Вълканов, А., 1957. Каталог на нашата черноморска фауна. Трудове На Морската Биологическа Станция 19, 1–61.</text:p>
        </text:list-item>
        <text:list-item>
          <text:p text:style-name="Thesis_5f_bibliography">Вълканов, А., 1955a. Принос за изучаването на нашата черноморска фауна. Трудове На Морската Биологична Станция - Варна 19, 49–53.</text:p>
        </text:list-item>
        <text:list-item>
          <text:p text:style-name="Thesis_5f_bibliography">Вълканов, А., 1955b. Две нови полихети за черноморската фауна. Трудове На Морската Биологична Станция - Варна 19, 55–57.</text:p>
        </text:list-item>
        <text:list-item>
          <text:p text:style-name="Thesis_5f_bibliography">Вълканов, А., 1955c. Черноморските тардигради. Трудове На Морската Биологична Станция - Варна 19, 59–60.</text:p>
        </text:list-item>
        <text:list-item>
          <text:p text:style-name="Thesis_5f_bibliography">Вълканов, А., 1935. Бележки върху нашите бракични води. Годишник На Софийски Университет 31, 55.</text:p>
        </text:list-item>
        <text:list-item>
          <text:p text:style-name="Thesis_5f_bibliography">Вълканов, А., Маринов, Т.М., 1964. Допълнение към каталога на нашата черноморска фауна. Известия На Зоологическия Институт С Музей 17, 51–59.</text:p>
        </text:list-item>
        <text:list-item>
          <text:p text:style-name="Thesis_5f_bibliography">Гроздев, Д., 2006. Вълнови климат в българската прибрежна акватория на Черно море. Presented at the Национална конференция “ГЕОНАУКИ 2006,” Дружество на геофизиците в България, Българско геологично дружество, София, pp. 296–299.</text:p>
        </text:list-item>
        <text:list-item>
          <text:p text:style-name="Thesis_5f_bibliography">Гроздев, Д., 2005. Режим на ветровото вълнение в прибрежната част на българския сектор на Черно море (PhD Thesis). Географски институт-БАН, Институт по океанология-БАН, София.</text:p>
        </text:list-item>
        <text:list-item>
          <text:p text:style-name="Thesis_5f_bibliography">Зернов, С.А., 1913. К вопросу об изучении жизни Черного моря. Записки Императорской Академии Наук, Физико-математическое отделение 32, 286.</text:p>
        </text:list-item>
        <text:list-item>
          <text:p text:style-name="Thesis_5f_bibliography">Керемедчиев, С.Д., 2001. Морфохидрографски анализ на бреговата зона на Българското Черноморско крайбрежие. Трудове На Института По Океанология 3, 57–64.</text:p>
        </text:list-item>
        <text:list-item>
          <text:p text:style-name="Thesis_5f_bibliography"><text:soft-page-break/>Керемедчиев, С.Д., Трифонова, Е.В., 2003. Классификация типов профилей пляжа болгарского побережья Черного моря. Трудове На Института По Океанология 4, 83–98.</text:p>
        </text:list-item>
        <text:list-item>
          <text:p text:style-name="Thesis_5f_bibliography">Керемедчиев, С.Д., Чернева, Ж.И., 2001. Развитие на терасния комплекс в бреговата зона на българското черноморско крайбрежие. Трудове На Института По Океанология 3, 65–76.</text:p>
        </text:list-item>
        <text:list-item>
          <text:p text:style-name="Thesis_5f_bibliography">Киселева, М.И., 2004. Многощетинковые черви (Polychaeta) Черного и Азовского морей. Апатиты: Издательство Кольского научного центра РАН.</text:p>
        </text:list-item>
        <text:list-item>
          <text:p text:style-name="Thesis_5f_bibliography">Колева, Е.М., Пенева, Р.И. (Eds.), 1990. Климатичен справочник: Валежи в България. Издателство на Българската академия на науките, София.</text:p>
        </text:list-item>
        <text:list-item>
          <text:p text:style-name="Thesis_5f_bibliography">Костичкова, Д., Белберов, З., Трифонова, Е.В., Грудева, Д.И., 2001. Максимални морски нива в Бургаския залив. Трудове На Института По Океанология 3, 3–12.</text:p>
        </text:list-item>
        <text:list-item>
          <text:p text:style-name="Thesis_5f_bibliography">Кънева-Абаджиева, В., 1970. Висшите ракообразни в мидените обраствания във Варненския залив. Известия На Зоологическия Институт С Музей 18, 399–403.</text:p>
        </text:list-item>
        <text:list-item>
          <text:p text:style-name="Thesis_5f_bibliography">Кънева-Абаджиева, В., 1965. Разпределение на амфиподите на Черно море пред българския бряг. Известия На НИОРС 6, 75–86.</text:p>
        </text:list-item>
        <text:list-item>
          <text:p text:style-name="Thesis_5f_bibliography">Кънева-Абаджиева, В., 1964. Върху амфиподната фауна на Черно море пред българския бряг и в прибосфорския район. Известия На НИИРР 4, 73–93.</text:p>
        </text:list-item>
        <text:list-item>
          <text:p text:style-name="Thesis_5f_bibliography">Кънева-Абаджиева, В., 1962. Разпределение на молуските на Черно море пред българския бряг. Трудове На НИИРР 2, 67–69.</text:p>
        </text:list-item>
        <text:list-item>
          <text:p text:style-name="Thesis_5f_bibliography">Кънева-Абаджиева, В., 1960a. Изследване на зообентоса във Варненския залив с оглед на мекотелите и малакостраките. Трудове На НИИРР 2, 137–194.</text:p>
        </text:list-item>
        <text:list-item>
          <text:p text:style-name="Thesis_5f_bibliography">Кънева-Абаджиева, В., 1960b. Черноморски мекотели. Държавно Издателство, Варна.</text:p>
        </text:list-item>
        <text:list-item>
          <text:p text:style-name="Thesis_5f_bibliography">Кънева-Абаджиева, В., 1957. Мекотели и малакостраки на Варненското езеро. Трудове На Морската Биологическа Станция 19, 127–154.</text:p>
        </text:list-item>
        <text:list-item>
          <text:p text:style-name="Thesis_5f_bibliography">Кънева-Абаджиева, В., Маринов, Т.М., 1967a. Разпределение на черната морска мида и състояние на нашия мидолов. Известия На НИОРС 8, 71–79.</text:p>
        </text:list-item>
        <text:list-item>
          <text:p text:style-name="Thesis_5f_bibliography">Кънева-Абаджиева, В., Маринов, Т.М., 1967b. Динамика на зообентоса в нашите крайморски езера за периода 1964-1966. Известия На НИОРС 8, 177–194.</text:p>
        </text:list-item>
        <text:list-item>
          <text:p text:style-name="Thesis_5f_bibliography">Кънева-Абаджиева, В., Маринов, Т.М., 1966a. Разпределение на зообентоса на пясъчната биоценоза пред българския черноморски бряг. Известия На НИОРС 7, 69–95.</text:p>
        </text:list-item>
        <text:list-item>
          <text:p text:style-name="Thesis_5f_bibliography">Кънева-Абаджиева, В., Маринов, Т.М., 1966b. Храна на някои бентосоядни видове риби (барбуня, меджид, писия). Трудове На НИИРРП 2, 41–71.</text:p>
        </text:list-item>
        <text:list-item>
          <text:p text:style-name="Thesis_5f_bibliography">Кънева-Абаджиева, В., Маринов, Т.М., 1965. Морски обраствания по българското крайбрежие на Черно море. Известия На НИОРС 6, 137–143.</text:p>
        </text:list-item>
        <text:list-item>
          <text:p text:style-name="Thesis_5f_bibliography">Кънева-Абаджиева, В., Маринов, Т.М., 1963. Храна на някои видове от сем. Gobiidae (Pisces) пред българския черноморски бряг. Известия На ЦНИИРР 3, 149–172.</text:p>
        </text:list-item>
        <text:list-item>
          <text:p text:style-name="Thesis_5f_bibliography">Кънева-Абаджиева, В., Маринов, Т.М., 1962. Сезонна динамика на зообентоса пред българския черноморски бряг. Известия На ЦНИИРР 2, 29–42.</text:p>
        </text:list-item>
        <text:list-item>
          <text:p text:style-name="Thesis_5f_bibliography">Кънева-Абаджиева, В., Маринов, Т.М., 1960. Разпределение на зообентоса пред Българското черноморско крайбрежие. Трудове На ЦНИИРР 3, 117–166.</text:p>
        </text:list-item>
        <text:list-item>
          <text:p text:style-name="Thesis_5f_bibliography">Ли, Н.С., 1984. Качествен състав и количествено разпределение на зообентоса в Бургаския залив (PhD Thesis). ИРР, Варна.</text:p>
        </text:list-item>
        <text:list-item>
          <text:p text:style-name="Thesis_5f_bibliography"><text:soft-page-break/>Маринов, Т.М., 1990. Зообентосът от българския сектор на Черно море. Издателство на Българската академия на науките, София.</text:p>
        </text:list-item>
        <text:list-item>
          <text:p text:style-name="Thesis_5f_bibliography">Маринов, Т.М., 1977. Фауна на България. Многочетинести червеи (Polychaeta), Фауна на България. Издателство на Българската академия на науките, София.</text:p>
        </text:list-item>
        <text:list-item>
          <text:p text:style-name="Thesis_5f_bibliography">Маринов, Т.М., 1964. Състав и особености на полихетната фауна пред българското черноморско крайбрежие. Известия На БАН 17, 79–107.</text:p>
        </text:list-item>
        <text:list-item>
          <text:p text:style-name="Thesis_5f_bibliography">Маринов, Т.М., 1959. Принос за изучаване на полихетната фауна на западното черноморско крайбрежие. Известия На Зоологическия Институт С Музей 8, 84–104.</text:p>
        </text:list-item>
        <text:list-item>
          <text:p text:style-name="Thesis_5f_bibliography">Маринов, Т.М., 1957a. Принос за изучаване на нашата черноморска архианелидна фауна. Трудове На Морската Биологическа Станция 19, 121–126.</text:p>
        </text:list-item>
        <text:list-item>
          <text:p text:style-name="Thesis_5f_bibliography">Маринов, Т.М., 1957b. Принос за изучаване на нашата черноморска полихетна фауна. Трудове На Морската Биологическа Станция 19, 105–119.</text:p>
        </text:list-item>
        <text:list-item>
          <text:p text:style-name="Thesis_5f_bibliography">Маринов, Т.М., Големански, В., 1989. Второ допълнение към каталога на българската черноморска фауна. Acta Zool. Bulg. 37, 3–33.</text:p>
        </text:list-item>
        <text:list-item>
          <text:p text:style-name="Thesis_5f_bibliography">Маринов, Т.М., Кънева-Абаджиева, В., 1982. Зообентосът от горния участък от сублиторалното пясъчно дъно (1-3 m) във Варненския залив. Известия На ИРР 19, 107–116.</text:p>
        </text:list-item>
        <text:list-item>
          <text:p text:style-name="Thesis_5f_bibliography">Маринов, Т.М., Стойков, С., 1990. Сезонни изследвания на зообентоса в българския шелф на Черно море. Океанология 19, 49–62.</text:p>
        </text:list-item>
        <text:list-item>
          <text:p text:style-name="Thesis_5f_bibliography">Маринов, Т.М., Стойков, С., Барек, М., 1983. Зообентосът от сублиторалното пясъчно и тинесто дъно на Варненския залив. Известия На ИРР 20, 109–133.</text:p>
        </text:list-item>
        <text:list-item>
          <text:p text:style-name="Thesis_5f_bibliography">Маринов, Т.М., Стойков, С., Ли, Н.С., 1989. Характеристики на зообентоса в Бургаския залив. Океанология 18, 52–60.</text:p>
        </text:list-item>
        <text:list-item>
          <text:p text:style-name="Thesis_5f_bibliography">Мончева, С., Тодорова, В.Р. (Eds.), 2013. Първоначална оценка на състоянието на морската околна среда, съгласно чл.8 от РДМС и НООСМВ. БДЧР, Варна.</text:p>
        </text:list-item>
        <text:list-item>
          <text:p text:style-name="Thesis_5f_bibliography">Мордухай-Болтовской, Ф.Д. (Ed.), 1972. Определитель фауны Черного и Азовского морей. Наукова думка, Киев.</text:p>
        </text:list-item>
        <text:list-item>
          <text:p text:style-name="Thesis_5f_bibliography">Мордухай-Болтовской, Ф.Д. (Ed.), 1969. Определитель фауны Черного и Азовского морей. Наукова думка, Киев.</text:p>
        </text:list-item>
        <text:list-item>
          <text:p text:style-name="Thesis_5f_bibliography">Мордухай-Болтовской, Ф.Д. (Ed.), 1968. Определитель фауны Черного и Азовского морей. Наукова думка, Киев.</text:p>
        </text:list-item>
        <text:list-item>
          <text:p text:style-name="Thesis_5f_bibliography">Рождественский, А.В., 1986. Хидрохимия на българския сектор на Черно море. Издателство на Българската академия на науките.</text:p>
        </text:list-item>
        <text:list-item>
          <text:p text:style-name="Thesis_5f_bibliography">Стойков, С., Коларов, П., Станев, С., Мурджева, Д., Атанасова, В., Колеманова, К., 1994. Екологично състояние на биотата в Бургаския залив. Известия На ИРР 22, 5–58.</text:p>
        </text:list-item>
        <text:list-item>
          <text:p text:style-name="Thesis_5f_bibliography">Тодорова, В.Р., 2005. Екологично състояние на зообентосните съобщества от сублиторалните седименти на шелфа в северозападната част на Черно море и пред българския бряг (PhD Thesis). Институт по океанология-БАН.</text:p>
        </text:list-item>
        <text:list-item>
          <text:p text:style-name="Thesis_5f_bibliography">Тодорова, В.Р., Карамфилов, В., Бисерков, В., Панайотова, М., Иванова, П., Дончева, В., Беров, Д., Димитров, Л., Тасев, В., Консулова, Ц., Райков, В., Траянова, А., Денчева, К., Керемедчиев, С.Д., Трифонова, Е.В., Коцев, И., Николов, В., Слабакова, В., Борисова, Е., Стаматова, Х., Василев, В., Хибаум, Г., Даскалов, Г., Деянова, Д., Гьошева, Б., Георгиева, Й., Клайн, С., Връбчева, Я., Димов, К., 2012. Отчет по проект „Разширяване на екологичната мрежа НАТУРА <text:soft-page-break/>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 (Договор 7976/04.04.2011 м/у МОСВ и ИО-БАН). София.</text:p>
        </text:list-item>
        <text:list-item>
          <text:p text:style-name="Thesis_5f_bibliography">Тодорова, В.Р., Милкова, Т., Мончева, С., Панайотова, М., Стефанова, К., Маринова, В., Трифонова, Е.В., Дончева, В., Мавродиева, Р., Стефанова, Е., Слабакова, В., Христова, О., Джурова, Б., Хинева, Е., Слабакова, Н., Панайотов, В., Каменова-Стайкова, К., Барова, С., Димитрова-Делева, С., 2017. Финален доклад по проект “Проучвания на състоянието на морската околна среда и подобряване на програмите за мониторинг, разработени съгласно РДМС (ISMEIMP).” ИО-БАН, БДЧР, Варна, България.</text:p>
        </text:list-item>
        <text:list-item>
          <text:p text:style-name="Thesis_5f_bibliography">Abbasi, Tasneem, Abbasi, S.A., 2012. Chapter 13. The biotic indices, in: Abbasi, T., Abbasi, S.A. (Eds.), Water Quality Indices. Elsevier, Amsterdam, pp. 219–247.</text:p>
        </text:list-item>
        <text:list-item>
          <text:p text:style-name="Thesis_5f_bibliography">Abbasi, T., Abbasi, S.A., 2012. Water quality indices, 1 edition. ed. Elsevier, Amsterdam.</text:p>
        </text:list-item>
        <text:list-item>
          <text:p text:style-name="Thesis_5f_bibliography">Albayrak, S., Balkis, N., Balkis, H., Zenetos, A., Kurun, A., Karhan, S.U., Caglar, S., Balci, M., 2010. Golden Horn Estuary: Description of the ecosystem and an attempt to assess its ecological quality status using various classification metrics. Mediterr. Mar. Sci. 11, 295–313.</text:p>
        </text:list-item>
        <text:list-item>
          <text:p text:style-name="Thesis_5f_bibliography">Allaire, J., Xie, Y., McPherson, J., Luraschi, J., Ushey, K., Atkins, A., Wickham, H., Cheng, J., Chang, W., 2018. rmarkdown: Dynamic documents for R.</text:p>
        </text:list-item>
        <text:list-item>
          <text:p text:style-name="Thesis_5f_bibliography">Anderson, M.J., 2008. Animal-sediment relationships re-visited: characterising species’ distributions along an environmental gradient using canonical analysis and quantile regression splines. J. Exp. Mar. Biol. Ecol. 366, 16–27.</text:p>
        </text:list-item>
        <text:list-item>
          <text:p text:style-name="Thesis_5f_bibliography">Ansari, Z.A., Rivonker, C.U., Ramani, P., Parulekar, A.H., 1991. Seagrass habitat complexity and macroinvertebrate abundance in Lakshadweep coral reef lagoons, Arabian Sea. Coral Reefs 10, 127–131. https://doi.org/10.1007/BF00572170</text:p>
        </text:list-item>
        <text:list-item>
          <text:p text:style-name="Thesis_5f_bibliography">Banaru, D., Harmelin-Vivien, M., Boudouresque, C.F., 2010. Man induced change in community control in the north-western Black Sea: The top-down bottom-up balance. Mar. Environ. Res. 69, 262–275. https://doi.org/10.1016/j.marenvres.2009.11.009</text:p>
        </text:list-item>
        <text:list-item>
          <text:p text:style-name="Thesis_5f_bibliography">Basset, A., Barbone, E., Borja, A., Elliott, M., Jona-Lasinio, G., Marques, J.C., Mazik, K., Muxika, I., Neto, J.M., Reizopoulou, S., Rosati, I., Teixeira, H., 2013. Natural variability and reference conditions: setting type-specific classification boundaries for lagoon macroinvertebrates in the Mediterranean and Black Seas. Hydrobiologia 704, 325–345. https://doi.org/10.1007/s10750-012-1273-z</text:p>
        </text:list-item>
        <text:list-item>
          <text:p text:style-name="Thesis_5f_bibliography">Battley, P.F., Melville, D.S., Schuckard, R., Ballance, P.F., 2011. Zostera muelleri as a structuring agent of benthic communities in a large intertidal sandflat in New Zealand. J. Sea Res. 65, 19–27.</text:p>
        </text:list-item>
        <text:list-item>
          <text:p text:style-name="Thesis_5f_bibliography">Becker, R.A., Wilks, A.R., Brownrigg, R., 2018a. mapdata: Extra map databases.</text:p>
        </text:list-item>
        <text:list-item>
          <text:p text:style-name="Thesis_5f_bibliography">Becker, R.A., Wilks, A.R., Brownrigg, R., Minka, T.P., Deckmyn, A., 2018b. maps: Draw geographical maps.</text:p>
        </text:list-item>
        <text:list-item>
          <text:p text:style-name="Thesis_5f_bibliography"><text:soft-page-break/>Berov, D., 2013. Structure of Cystoseira spp. macroalgal communities and the influence of anthropogenic factors on their distribution. Macroalgae as an indicator of the ecological state of coastal marine ecosystems in the Black Sea (PhD Thesis). IBER-BAS, Sofia, Bulgaria.</text:p>
        </text:list-item>
        <text:list-item>
          <text:p text:style-name="Thesis_5f_bibliography">Berov, D., Deyanova, D., Georgieva, I., Gyosheva, B., Hiebaum, G., 2012. Cystoseira sp.-dominated macroalgal communities in the SW Black Sea (Burgas Bay, Bulgaria). Current state and possible long-term effects of eutrophication. Comptes Rendus Académie Bulg. Sci. 65, 821–830.</text:p>
        </text:list-item>
        <text:list-item>
          <text:p text:style-name="Thesis_5f_bibliography">Berov, D., Todorov, E., Marin, O., 2015. Black Sea GIG - Coastal waters – BQE macroalgae (Intercalibration technical report). WG ECOSTAT, EC.</text:p>
        </text:list-item>
        <text:list-item>
          <text:p text:style-name="Thesis_5f_bibliography">Birk, S., Bonne, W., Borja, A., Brucet, S., Courrat, A., Poikane, S., Solimini, A., van de Bund, W., Zampoukas, N., Hering, D., 2012. Three hundred ways to assess Europe’s surface waters: An almost complete overview of biological methods to implement the Water Framework Directive. Ecol. Indic. 18, 31–41. https://doi.org/10.1016/j.ecolind.2011.10.009</text:p>
        </text:list-item>
        <text:list-item>
          <text:p text:style-name="Thesis_5f_bibliography">Blanchet, H., de Montaudouin, X., Chardy, P., Bachelet, G., 2005. Structuring factors and recent changes in subtidal macrozoobenthic communities of a coastal lagoon, Arcachon Bay (France). Estuar. Coast. Shelf Sci. 64, 561–576.</text:p>
        </text:list-item>
        <text:list-item>
          <text:p text:style-name="Thesis_5f_bibliography">Blanchet, H., Lavesque, N., Ruellet, T., Dauvin, J.C., Sauriau, P.G., Desroy, N., Desclaux, C., Leconte, M., Bachelet, G., Janson, A.-L., Bessineton, C., Duhamel, S., Jourde, J., Mayot, S., Simon, S., de Montaudouin, X., 2008. Use of biotic indices in semi-enclosed coastal ecosystems and transitional waters habitats - implications for the implementation of the European Water Framework Directive. Ecol. Indic., Assessing the environmental quality status in estuarine and coastal systems: comparing methodologies and indices 8, 360–372. https://doi.org/10.1016/j.ecolind.2007.04.003</text:p>
        </text:list-item>
        <text:list-item>
          <text:p text:style-name="Thesis_5f_bibliography">Blott, S.J., Pye, K., 2001. GRADISTAT: a grain size distribution and statistics package for the analysis of unconsolidated sediments. Earth Surf. Process. Landf. 26, 1237–1248. https://doi.org/10.1002/esp.261</text:p>
        </text:list-item>
        <text:list-item>
          <text:p text:style-name="Thesis_5f_bibliography">Bolam, S., Fernandes, T.F., Huxham, M., 2002. Diversity, biomass, and ecosystem processes in the marine benthos. Ecol. Monogr. 72, 599–615.</text:p>
        </text:list-item>
        <text:list-item>
          <text:p text:style-name="Thesis_5f_bibliography">Bolam, S.G., 2014. Macrofaunal recovery following the intertidal recharge of dredged material: A comparison of structural and functional approaches. Mar. Environ. Res. 97, 15–29. https://doi.org/10.1016/j.marenvres.2014.01.008</text:p>
        </text:list-item>
        <text:list-item>
          <text:p text:style-name="Thesis_5f_bibliography">Bologna, P.A.X., Heck, K.L., 1999. Macrofaunal associations with seagrass epiphytes: relative importance of trophic and structural characteristics. J. Exp. Mar. Biol. Ecol. 242, 21–39. https://doi.org/10.1016/S0022-0981(99)00092-1</text:p>
        </text:list-item>
        <text:list-item>
          <text:p text:style-name="Thesis_5f_bibliography">Bona, F., 2006. Effect of seaweed proliferation on benthic habitat quality assessed by Sediment Profile Imaging. J. Mar. Syst., Sediment Profile Imagery Colloquium of Experts (SPICE) 62, 142–151. https://doi.org/10.1016/j.jmarsys.2006.01.007</text:p>
        </text:list-item>
        <text:list-item>
          <text:p text:style-name="Thesis_5f_bibliography">Bonsdorff, E., Norkko, A., Sandberg, E., 1995. Structuring zoobenthos: the importance of predation, siphon cropping and physical disturbance. J. Exp. Mar. Biol. Ecol. 192, 125–144. https://doi.org/10.1016/0022-0981(95)00067-2</text:p>
        </text:list-item>
        <text:list-item>
          <text:p text:style-name="Thesis_5f_bibliography">Bonsdorff, E., Pearson, T.H., 1999. Variation in the sublittoral macrozoobenthos of the Baltic Sea along environmental gradients: a functional-group approach. Austral Ecol. 24, 312–326.</text:p>
        </text:list-item>
        <text:list-item>
          <text:p text:style-name="Thesis_5f_bibliography"><text:soft-page-break/>Borja, A., 2014. Grand challenges in marine ecosystems ecology. Front. Mar. Sci. 1, 1–6. https://doi.org/10.3389/fmars.2014.00001</text:p>
        </text:list-item>
        <text:list-item>
          <text:p text:style-name="Thesis_5f_bibliography">Borja, A., Bald, J., Franco, J., Larreta, J., Muxika, I., Revilla, M., Rodríguez, J.G., Solaun, O., Uriarte, A., Valencia, V., 2009a. Using multiple ecosystem components, in assessing ecological status in Spanish (Basque Country) Atlantic marine waters. Mar. Pollut. Bull. 59, 54–64. https://doi.org/10.1016/j.marpolbul.2008.11.010</text:p>
        </text:list-item>
        <text:list-item>
          <text:p text:style-name="Thesis_5f_bibliography">Borja, A., Bricker, S.B., Dauer, D.M., Demetriades, N.T., Ferreira, J.G., Forbes, A.T., Hutchings, P., Jia, X., Kenchington, R., Marques, J.C., Zhu, C., 2009b. Ecological integrity assessment, ecosystem-based approach, and integrative methodologies: Are these concepts equivalent? Mar. Pollut. Bull. 58, 457–458. https://doi.org/10.1016/j.marpolbul.2008.12.003</text:p>
        </text:list-item>
        <text:list-item>
          <text:p text:style-name="Thesis_5f_bibliography">Borja, Angel, Bricker, S.B., Dauer, D.M., Demetriades, N.T., Ferreira, J.G., Forbes, A.T., Hutchings, P., Jia, X., Kenchington, R., Marques, J.C., Zhu, C., 2008. Overview of integrative tools and methods in assessing ecological integrity in estuarine and coastal systems worldwide. Mar. Pollut. Bull. 56, 1519–1537. https://doi.org/10.1016/j.marpolbul.2008.07.005</text:p>
        </text:list-item>
        <text:list-item>
          <text:p text:style-name="Thesis_5f_bibliography">Borja, A., Dauer, D.M., Díaz, R., Llansó, R.J., Muxika, I., Rodríguez, J.G., Schaffner, L., 2008. Assessing estuarine benthic quality conditions in Chesapeake Bay: A comparison of three indices. Ecol. Indic., Assessing the environmental quality status in estuarine and coastal systems: comparing methodologies and indices 8, 395–403. https://doi.org/10.1016/j.ecolind.2007.05.003</text:p>
        </text:list-item>
        <text:list-item>
          <text:p text:style-name="Thesis_5f_bibliography">Borja, Á., Elliott, M., Carstensen, J., Heiskanen, A.-S., van de Bund, W., 2010. Marine management – Towards an integrated implementation of the European Marine Strategy Framework and the Water Framework Directives. Mar. Pollut. Bull. 60, 2175–2186. https://doi.org/10.1016/j.marpolbul.2010.09.026</text:p>
        </text:list-item>
        <text:list-item>
          <text:p text:style-name="Thesis_5f_bibliography">Borja, A., Franco, J., Muxika, I., 2004. The biotic indices and the Water Framework Directive: the required consensus in the new benthic monitoring tools. Mar. Pollut. Bull. 48, 405–408. https://doi.org/10.1016/j.marpolbul.2003.10.024</text:p>
        </text:list-item>
        <text:list-item>
          <text:p text:style-name="Thesis_5f_bibliography">Borja, A., Franco, J., Perez, V., 2000. A marine biotic index to establish the ecological quality of soft-bottom benthos within European estuarine and coastal environments. Mar. Pollut. Bull. 40, 1100–1114.</text:p>
        </text:list-item>
        <text:list-item>
          <text:p text:style-name="Thesis_5f_bibliography">Borja, Á., Marín, S., Núñez, R., Muxika, I., 2014. Is there a significant relationship between the benthic status of an area, determined by two broadly-used indices, and best professional judgment? Ecol. Indic. 45, 308–312. https://doi.org/10.1016/j.ecolind.2014.04.015</text:p>
        </text:list-item>
        <text:list-item>
          <text:p text:style-name="Thesis_5f_bibliography">Borja, A., Muxika, I., 2004. Do benthic indicator tools respond to all impact sources? The case of AMBI (AZTI Marine Biotic Index), in: Magni, P., Hyland, J., Manzella, G., Rumohr, H., Viaroli, P., Zenetos, A. (Eds.), Proceedings of the Workshop “Indicators of Stress in the Marine Benthos,” IOC Workshop Reports. UNESCO/IOC, IMC, Torregrande-Oristano (Italy), pp. 15–18.</text:p>
        </text:list-item>
        <text:list-item>
          <text:p text:style-name="Thesis_5f_bibliography">Borja, A., Prins, T.C., Simboura, N., Andersen, J.H., Berg, T., Marques, J.-C., Neto, J.M., Papadopoulou, N., Reker, J., Teixeira, H., Uusitalo, L., 2014. Tales from a thousand and one ways to integrate marine ecosystem components when assessing the environmental status. Front. Mar. Sci. 1, 72. https://doi.org/10.3389/fmars.2014.00072</text:p>
        </text:list-item>
        <text:list-item>
          <text:p text:style-name="Thesis_5f_bibliography"><text:soft-page-break/>Bos, A.R., Bouma, T.J., de Kort, G.L.J., van Katwijk, M.M., 2007. Ecosystem engineering by annual intertidal seagrass beds: Sediment accretion and modification. Estuar. Coast. Shelf Sci. 74, 344–348. https://doi.org/10.1016/j.ecss.2007.04.006</text:p>
        </text:list-item>
        <text:list-item>
          <text:p text:style-name="Thesis_5f_bibliography">Boström, C., Baden, S., Bockelmann, A.-C., Dromph, K., Fredriksen, S., Gustafsson, C., Krause-Jensen, D., Möller, T., Nielsen, S.L., Olesen, B., Olsen, J., Pihl, L., Rinde, E., 2014. Distribution, structure and function of Nordic eelgrass (Zostera marina) ecosystems: implications for coastal management and conservation. Aquat. Conserv. Mar. Freshw. Ecosyst. 24, 410–434. https://doi.org/10.1002/aqc.2424</text:p>
        </text:list-item>
        <text:list-item>
          <text:p text:style-name="Thesis_5f_bibliography">Bostrom, C., Bonsdorff, E., 1997. Community structure and spatial variation of benthic invertebrates associated with Zostera marina (L.) beds in the northern Baltic Sea. J. Sea Res. 37, 153–166.</text:p>
        </text:list-item>
        <text:list-item>
          <text:p text:style-name="Thesis_5f_bibliography">Bostrom, C., Jackson, E.L., Simenstad, C.A., 2006. Seagrass landscapes and their effects on associated fauna: a review. Estuar. Coast. Shelf Sci. 68, 383–403. https://doi.org/10.1016/j.ecss.2006.01.026</text:p>
        </text:list-item>
        <text:list-item>
          <text:p text:style-name="Thesis_5f_bibliography">Bouleau, G., Pont, D., 2015. Did you say reference conditions? Ecological and socio-economic perspectives on the European Water Framework Directive. Environ. Sci. Policy 47, 32–41. https://doi.org/10.1016/j.envsci.2014.10.012</text:p>
        </text:list-item>
        <text:list-item>
          <text:p text:style-name="Thesis_5f_bibliography">Bowden, D.A., Rowden, A.A., Attrill, M.J., 2001. Effect of patch size and in-patch location on the infaunal macroinvertebrate assemblages of Zostera marina seagrass beds. J. Exp. Mar. Biol. Ecol. 259, 133–154.</text:p>
        </text:list-item>
        <text:list-item>
          <text:p text:style-name="Thesis_5f_bibliography">Boyes, S.J., Elliott, M., 2014. Marine legislation – The ultimate ‘horrendogram’: International law, European directives &amp; national implementation. Mar. Pollut. Bull. 86, 39–47. https://doi.org/10.1016/j.marpolbul.2014.06.055</text:p>
        </text:list-item>
        <text:list-item>
          <text:p text:style-name="Thesis_5f_bibliography">Bray, J.R., Curtis, J.T., 1957. An ordination of the upland forest communities of southern Wisconsin. Ecol. Monogr. 27, 326–349.</text:p>
        </text:list-item>
        <text:list-item>
          <text:p text:style-name="Thesis_5f_bibliography">Burkholder, J.M., Tomasko, D.A., Touchette, B.W., 2007. Seagrasses and eutrophication. J. Exp. Mar. Biol. Ecol., The Biology and Ecology of Seagrasses 350, 46–72. https://doi.org/10.1016/j.jembe.2007.06.024</text:p>
        </text:list-item>
        <text:list-item>
          <text:p text:style-name="Thesis_5f_bibliography">Cardoso, A.C., Cochrane, S., Doerner, H., Ferreira, J.G., Galgani, F., Hagebro, C., Hanke, G., Hoepffner, N., Keizer, P.D., Law, R., Olenin, S., Piet, G.J., Rice, J., Rogers, S.I., Swartenbroux, F., Tasker, M.L., van de Bund, W., 2010. Scientific support to the European Commission on the Marine Strategy Framework Directive (Joint Report No. EUR <text:s/>24336 EN). JRC-ICES, Luxembourg.</text:p>
        </text:list-item>
        <text:list-item>
          <text:p text:style-name="Thesis_5f_bibliography">Chainho, P., Costa, J.L., Chaves, M.L., Dauer, D.M., Costa, M.J., 2007. Influence of seasonal variability in benthic invertebrate community structure on the use of biotic indices to assess the ecological status of a Portuguese estuary. Mar. Pollut. Bull. 54, 1586–1597. https://doi.org/10.1016/j.marpolbul.2007.06.009</text:p>
        </text:list-item>
        <text:list-item>
          <text:p text:style-name="Thesis_5f_bibliography">Chainho, P., Costa, J.L., Chaves, M.L., Lane, M.F., Dauer, D.M., Costa, M.J., 2006. Seasonal and spatial patterns of distribution of subtidal benthic invertebrate communities in the Mondego River, Portugal - a poikilohaline estuary. Hydrobiologia 555, 59–74.</text:p>
        </text:list-item>
        <text:list-item>
          <text:p text:style-name="Thesis_5f_bibliography">Chang, S., Steimle, F.W., Reid, R.N., Fromm, S.A., Zdanowicz, V., Pikanowski, R., 1992. Association of benthic macrofauna with habitat types and quality in the New York Bight. Mar. Ecol. Prog. Ser. 89, 237–251.</text:p>
        </text:list-item>
        <text:list-item>
          <text:p text:style-name="Thesis_5f_bibliography"><text:soft-page-break/>Chapman, M., Tolhurst, T., 2007. Relationships between benthic macrofauna and biogeochemical properties of sediments at different spatial scales and among different habitats in mangrove forests. J. Exp. Mar. Biol. Ecol. 343, 96–109.</text:p>
        </text:list-item>
        <text:list-item>
          <text:p text:style-name="Thesis_5f_bibliography">Chichkoff, G., 1912. Contribution a l’etude de la faune de la Mer Noire. Animaux recoltes sur les cotes bulgares. Arch. Zool. Exp. Gen., 5e 10, 29–39.</text:p>
        </text:list-item>
        <text:list-item>
          <text:p text:style-name="Thesis_5f_bibliography">Chichkoff, G., 1907. Contribution a l’etude de la faune de la Mer Noire. Arch. Zool. Exp. Gen., 4e 7, 247–268.</text:p>
        </text:list-item>
        <text:list-item>
          <text:p text:style-name="Thesis_5f_bibliography">Clarke, K.R., 1990. Comparisons of dominance curves. J. Exp. Mar. Biol. Ecol. 138, 143–157. https://doi.org/10.1016/0022-0981(90)90181-B</text:p>
        </text:list-item>
        <text:list-item>
          <text:p text:style-name="Thesis_5f_bibliography">Clarke, K.R., Warwick, R.M., 2001a. A further biodiversity index applicable to species lists: variation in taxonomic distinctness. Mar. Ecol. Prog. Ser. 216, 265–278. https://doi.org/10.3354/meps216265</text:p>
        </text:list-item>
        <text:list-item>
          <text:p text:style-name="Thesis_5f_bibliography">Clarke, K.R., Warwick, R.M., 2001b. Change in marine communities: an approach to statistical analysis and interpretation. Plymouth Marine Laboratory, Plymouth, UK.</text:p>
        </text:list-item>
        <text:list-item>
          <text:p text:style-name="Thesis_5f_bibliography">Clarke, K.R., Warwick, R.M., 1999. The taxonomic distinctness measure of biodiversity: weighting of step lengths between hierarchical levels. Mar. Ecol. Prog. Ser. 184, 21–29.</text:p>
        </text:list-item>
        <text:list-item>
          <text:p text:style-name="Thesis_5f_bibliography">Clarke, K.R., Warwick, R.M., 1998. A taxonomic distinctness index and its statistical properties. J. Appl. Ecol. 35, 523–531.</text:p>
        </text:list-item>
        <text:list-item>
          <text:p text:style-name="Thesis_5f_bibliography">Cochrane, S., Connor, D.W., Nilsson, P., Mitchell, I., Reker, J., Franco, J., Valavanis, V., Moncheva, S., Ekebom, J., Nygaard, K., Serrao Santos, R., Narberhaus, I., Packelser, T., van de Bund, W., Cardoso, A.C., 2010. Marine strategy framework directive. Task group 1 Report: Biological diversity (Joint Report No. EUR 24337 EN), JRC Scientific and Technical Reports. JRC-ICES, Luxembourg.</text:p>
        </text:list-item>
        <text:list-item>
          <text:p text:style-name="Thesis_5f_bibliography">Cociasu, A., Dorogan, L., Humborg, C., Popa, L., 1996. Long-term ecological changes in Romanian coastal waters of the Black Sea. Mar. Pollut. Bull. 32, 32–38. https://doi.org/10.1016/0025-326X(95)00106-W</text:p>
        </text:list-item>
        <text:list-item>
          <text:p text:style-name="Thesis_5f_bibliography">Curtin, R., Prellezo, R., 2010. Understanding marine ecosystem based management: A literature review. Mar. Policy 34, 821–830. https://doi.org/10.1016/j.marpol.2010.01.003</text:p>
        </text:list-item>
        <text:list-item>
          <text:p text:style-name="Thesis_5f_bibliography">Dauer, D.M., 1993. Biological criteria, environmental health and estuarine macrobenthic community structure. Mar. Pollut. Bull. 26, 249–257.</text:p>
        </text:list-item>
        <text:list-item>
          <text:p text:style-name="Thesis_5f_bibliography">de Soyza, A.G., Whitford, W.G., Herrick, J.E., 1997. Sensitivity testing of indicators of ecosystem health. Ecosyst. Health 3, 44–53. https://doi.org/10.1111/j.1526-0992.1997.00705.pp.x</text:p>
        </text:list-item>
        <text:list-item>
          <text:p text:style-name="Thesis_5f_bibliography">Diaz, R.J., Solan, M., Valente, R.M., 2004. A review of approaches for classifying benthic habitats and evaluating habitat quality. J. Environ. Manage. 73, 165–181.</text:p>
        </text:list-item>
        <text:list-item>
          <text:p text:style-name="Thesis_5f_bibliography">Do, V.T., Blanchet, H., Montaudouin, X. de, Lavesque, N., 2013. Limited consequences of seagrass decline on benthic macrofauna and associated biotic indicators. Estuaries Coasts 36, 795–807. https://doi.org/10.1007/s12237-013-9589-0</text:p>
        </text:list-item>
        <text:list-item>
          <text:p text:style-name="Thesis_5f_bibliography">Do, V.T., de Montaudouin, X., Lavesque, N., Blanchet, H., Guyard, H., 2011. Seagrass colonization: Knock-on effects on zoobenthic community, populations and individual health. Estuar. Coast. Shelf Sci. 95, 458–469. https://doi.org/10.1016/j.ecss.2011.10.022</text:p>
        </text:list-item>
        <text:list-item>
          <text:p text:style-name="Thesis_5f_bibliography">Duarte, C.M., Chiscano, C.L., 1999. Seagrass biomass and production: a reassessment. Aquat. Bot. 65, 159–174. https://doi.org/10.1016/S0304-3770(99)00038-8</text:p>
        </text:list-item>
        <text:list-item>
          <text:p text:style-name="Thesis_5f_bibliography"><text:soft-page-break/>EC, 2008. Directive 2008/56/EC of the European Parliament and of the Council of 17 June 2008 establishing a framework for community action in the field of marine environmental policy (Marine Strategy Framework Directive). Off. J. Eur. Union L164, 19–40.</text:p>
        </text:list-item>
        <text:list-item>
          <text:p text:style-name="Thesis_5f_bibliography">EC, 2006. Directive 2006/7/EC of the European Parliament and of the Council of 15 February 2006 concerning the management of bathing water quality and repealing Directive 76/160/EEC. Off. J. Eur. Union L64, 37–51.</text:p>
        </text:list-item>
        <text:list-item>
          <text:p text:style-name="Thesis_5f_bibliography">EC, 2000. Directive 2000/60/EC of the European Parliament and of the Council of 23 October 2000 establishing a framework for community action in the field of water policy (Water Framework Directive). Off. J. Eur. Union L327, 1–73.</text:p>
        </text:list-item>
        <text:list-item>
          <text:p text:style-name="Thesis_5f_bibliography">EC, 1992. Council Directive 92/43/EEC of 21 May 1992 on the conservation of natural habitats and of wild fauna and flora (Habitats Directive). Off. J. Eur. Union L206, 7–50.</text:p>
        </text:list-item>
        <text:list-item>
          <text:p text:style-name="Thesis_5f_bibliography">EC, 1991a. Council Directive 91/676/EEC of 12 December 1991 concerning the protection of waters against pollution caused by nitrates from agricultural sources. Off. J. Eur. Union L375, 1–8.</text:p>
        </text:list-item>
        <text:list-item>
          <text:p text:style-name="Thesis_5f_bibliography">EC, 1991b. Council Directive 91/271/EEC of 21 May 1991 concerning urban waste-water treatment. Off. J. Eur. Union L135, 40–52.</text:p>
        </text:list-item>
        <text:list-item>
          <text:p text:style-name="Thesis_5f_bibliography">Eleftheriou, A., McIntyre, A. (Eds.), 2005. Methods for the study of marine benthos, 3rd ed. Wiley-Blackwell.</text:p>
        </text:list-item>
        <text:list-item>
          <text:p text:style-name="Thesis_5f_bibliography">Engle, V.D., Summers, J.K., 1999. Refinement, validation, and application of a benthic condition index for Northern Gulf of Mexico. Estuaries 22, 624–635. https://doi.org/10.2307/1353050</text:p>
        </text:list-item>
        <text:list-item>
          <text:p text:style-name="Thesis_5f_bibliography">Erftemeijer, P.L.A., Koch, E.W., 2001. Sediment geology methods for seagrass habitat, in: Short, F.T., Coles, R.G. (Eds.), Global Seagrass Research Methods. Elsevier Science, Amsterdam, pp. 345–367.</text:p>
        </text:list-item>
        <text:list-item>
          <text:p text:style-name="Thesis_5f_bibliography">Evans, S., 1983. Production, predation and food niche segregation in a marine shallow soft-bottom community. Mar. Ecol. Prog. Ser. 10, 147–157. https://doi.org/10.3354/meps010147</text:p>
        </text:list-item>
        <text:list-item>
          <text:p text:style-name="Thesis_5f_bibliography">Fano, E.A., Mistri, M., Rossi, R., 2003. The ecofunctional quality index (EQI): a new tool for assessing lagoonal ecosystem impairment. Estuar. Coast. Shelf Sci. 56, 709–716. https://doi.org/10.1016/S0272-7714(02)00289-5</text:p>
        </text:list-item>
        <text:list-item>
          <text:p text:style-name="Thesis_5f_bibliography">Flo, E., Camp, J., Garces, E., 2011. Assessment pressure methodology: land uses simplified indeks (LUSI), in: BQE Phytoplankton, Work Document MEDGIG Meeting, Rome. Catalonia, Spain.</text:p>
        </text:list-item>
        <text:list-item>
          <text:p text:style-name="Thesis_5f_bibliography">Folk, R.L., Ward, W.C., 1957. Brazos River bar: A study in the significance of grain size parameters. J. Sediment. Petrol. 27, 3–26.</text:p>
        </text:list-item>
        <text:list-item>
          <text:p text:style-name="Thesis_5f_bibliography">Fox, J., Weisberg, S., 2018. An R companion to applied regression, 3rd ed. Sage Publications, Inc, Thousand Oaks, California.</text:p>
        </text:list-item>
        <text:list-item>
          <text:p text:style-name="Thesis_5f_bibliography">Fredriksen, S., De Backer, A., Bostrom, C., Hartvig, C., 2010. Infauna from Zostera marina L. meadows in Norway. Differences in vegetated and unvegetated areas. Mar. Biol. Res. 6, 189–200.</text:p>
        </text:list-item>
        <text:list-item>
          <text:p text:style-name="Thesis_5f_bibliography">Friberg, N., Bonada, N., Bradley, D.C., Dunbar, M.J., Edwards, F.K., Grey, J., Hayes, R.B., Hildrew, A.G., Lamouroux, N., Trimmer, M., Woodward, G., 2011. Biomonitoring of human impacts in freshwater ecosystems: The good, the bad and the ugly, in: Advances in Ecological Research. Elsevier, pp. 1–68.</text:p>
        </text:list-item>
        <text:list-item>
          <text:p text:style-name="Thesis_5f_bibliography"><text:soft-page-break/>Garnier, S., 2018. viridis: Default color maps from “matplotlib.”</text:p>
        </text:list-item>
        <text:list-item>
          <text:p text:style-name="Thesis_5f_bibliography">Golemansky, V., 2007. Biodiversity and ecology of the Bulgarian Black Sea invertebrates, in: Fet, V., Popov, A. (Eds.), Biogeography and Ecology of Bulgaria. Springer, pp. 537–553.</text:p>
        </text:list-item>
        <text:list-item>
          <text:p text:style-name="Thesis_5f_bibliography">Gomoiu, M.T., 2004. New approaches in the assessment of the Black Sea ecosystems (No. April). GeoEcoMar, Constantza; Romaina.</text:p>
        </text:list-item>
        <text:list-item>
          <text:p text:style-name="Thesis_5f_bibliography">Gomoiu, M.-T., 1992. Marine eutrophication syndrome in the north-western part of the Black Sea, in: Science of the Total Environment, Suppl. Presented at the Marine costal eutrophication. The response of marine transitional systems to huamn impact : problems and prospectives for restoration. International conference, Elsevier, Bologna, Italy, pp. 683–692.</text:p>
        </text:list-item>
        <text:list-item>
          <text:p text:style-name="Thesis_5f_bibliography">González-Ortiz, V., Alcazar, P., Vergara, J.J., Pérez-Lloréns, J.L., Brun, F.G., 2014. Effects of two antagonistic ecosystem engineers on infaunal diversity. Estuar. Coast. Shelf Sci. 139, 20–26. https://doi.org/10.1016/j.ecss.2013.12.015</text:p>
        </text:list-item>
        <text:list-item>
          <text:p text:style-name="Thesis_5f_bibliography">González-Ortiz, V., Egea, L.G., Jiménez-Ramos, R., Moreno-Marín, F., Pérez-Lloréns, J.L., Bouma, T., Brun, F., 2016. Submerged vegetation complexity modifies benthic infauna communities: the hidden role of the belowground system. Mar. Ecol. 37, 543–552. https://doi.org/10.1111/maec.12292</text:p>
        </text:list-item>
        <text:list-item>
          <text:p text:style-name="Thesis_5f_bibliography">Grall, J., Chauvaud, L., 2002. Marine eutrophication and benthos: the need for new approaches and concepts. Glob. Change Biol. 8, 813–830.</text:p>
        </text:list-item>
        <text:list-item>
          <text:p text:style-name="Thesis_5f_bibliography">Grall, J., Glemarec, M., 1997. Using biotic indices to estimate macrobenthic community perturbations in the Bay of Brest. Estuar. Coast. Shelf Sci. 44, 43–53.</text:p>
        </text:list-item>
        <text:list-item>
          <text:p text:style-name="Thesis_5f_bibliography">Grasshoff, K. (Ed.), 1976. Methods of seawater analysis, 1st ed. Verlag Chemie, Weinheim and New York.</text:p>
        </text:list-item>
        <text:list-item>
          <text:p text:style-name="Thesis_5f_bibliography">Gray, J.S., 1974. Animal-sediment relationships. Oceanogr. Mar. Biol. Annu. Rev. 12, 223–261.</text:p>
        </text:list-item>
        <text:list-item>
          <text:p text:style-name="Thesis_5f_bibliography">Gray, J.S., Clarke, K.R., Warwick, R.M., Hobbs, G., 1990. Detection of initial effects of pollution on marine benthos: an example from the Ekofisk and Eldfisk oilfields, North Sea. Mar. Ecol. Prog. Ser. 66, 285–299.</text:p>
        </text:list-item>
        <text:list-item>
          <text:p text:style-name="Thesis_5f_bibliography">Gray, J.S., Elliott, M., 2009. Ecology of marine sediments: from science to management, 2nd ed. Oxford University Press Inc., Oxford.</text:p>
        </text:list-item>
        <text:list-item>
          <text:p text:style-name="Thesis_5f_bibliography">Grilo, T.F., Cardoso, P.G., Dolbeth, M., Bordalo, M.D., Pardal, M.A., 2011. Effects of extreme climate events on the macrobenthic communities’ structure and functioning of a temperate estuary. Mar. Pollut. Bull. 62, 303–311. https://doi.org/10.1016/j.marpolbul.2010.10.010</text:p>
        </text:list-item>
        <text:list-item>
          <text:p text:style-name="Thesis_5f_bibliography">Halpern, B.S., Longo, C., Lowndes, J.S.S., Best, B.D., Frazier, M., Katona, S.K., Kleisner, K.M., Rosenberg, A.A., Scarborough, C., Selig, E.R., 2015. Patterns and emerging trends in global ocean health. PLoS ONE 10, e0117863. https://doi.org/10.1371/journal.pone.0117863</text:p>
        </text:list-item>
        <text:list-item>
          <text:p text:style-name="Thesis_5f_bibliography">Halpern, B.S., Selkoe, K.A., Micheli, F., Kappel, C.V., 2007. Evaluating and ranking the vulnerability of global marine ecosystems to anthropogenic threats. Conserv. Biol. 21, 1301–1315. https://doi.org/10.1111/j.1523-1739.2007.00752.x</text:p>
        </text:list-item>
        <text:list-item>
          <text:p text:style-name="Thesis_5f_bibliography">Halpern, B.S., Walbridge, S., Selkoe, K.A., Kappel, C.V., Micheli, F., D’Agrosa, C., Bruno, J.F., Casey, K.S., Ebert, C., Fox, H.E., Fujita, R., Heinemann, D., Lenihan, H.S., Madin, E.M.P., Perry, M.T., Selig, E.R., Spalding, M., Steneck, R., Watson, R., <text:soft-page-break/>2008. A global map of human impact on marine ecosystems. Science 319, 948–952. https://doi.org/10.1126/science.1149345</text:p>
        </text:list-item>
        <text:list-item>
          <text:p text:style-name="Thesis_5f_bibliography">Heip, C.H.R., Herman, P.M.J., Soetaert, K., 1998. Indices of diversity and evenness. Oceanis 24, 61–87.</text:p>
        </text:list-item>
        <text:list-item>
          <text:p text:style-name="Thesis_5f_bibliography">Herberich, E., Sikorski, J., Hothorn, T., 2010. A robust procedure for comparing multiple means under heteroscedasticity in unbalanced designs. PLOS ONE 5, e9788. https://doi.org/10.1371/journal.pone.0009788</text:p>
        </text:list-item>
        <text:list-item>
          <text:p text:style-name="Thesis_5f_bibliography">Hiebaum, G., 1990. Transformation of carbon in the phytoplankton and bacterioplankton communities of the Burgas bay (in Bulgarian) (PhD Thesis). Institute of Ecology, Bulgarian Academy of Sciences.</text:p>
        </text:list-item>
        <text:list-item>
          <text:p text:style-name="Thesis_5f_bibliography">Hiebaum, G., Karamfilov, V., 2005. Regime shifts in the annual dynamics of primary production and chlorophyll-a concentrations in the coastal zone of the Bourgas Bay (Western Black Sea), in: Large-Scale Disturbances (Regime Shifts) and Recovery in Aquatic Ecosystems: Challenges for Management towards Sustainability. Bulgarian Academy of Sciences, Varna, Bulgaria, pp. 143–158.</text:p>
        </text:list-item>
        <text:list-item>
          <text:p text:style-name="Thesis_5f_bibliography">Hill, J.M., Earnshaw, S., Burke, C., Gallyot, J., 2012. Reviewing and recommending methods for determining reference conditions for marine benthic habitats in the north-east Atlantic region (JNCC Report No. 464). Marine Ecological Surveys Ltd, Peterborough.</text:p>
        </text:list-item>
        <text:list-item>
          <text:p text:style-name="Thesis_5f_bibliography">Hill, M.O., 1973. Diversity and evenness: a unifying notation and its consequences. Ecology 54, 427–473.</text:p>
        </text:list-item>
        <text:list-item>
          <text:p text:style-name="Thesis_5f_bibliography">Hothorn, T., Bretz, F., Westfall, P., 2008. Simultaneous inference in general parametric models. Biom. J. 50, 346–363. https://doi.org/10.1002/bimj.200810425</text:p>
        </text:list-item>
        <text:list-item>
          <text:p text:style-name="Thesis_5f_bibliography">Hughes, R., 1984. A model of the structure and dynamics of benthic marine invertebrate communities. Mar. Ecol. Prog. Ser. 15, 1–11.</text:p>
        </text:list-item>
        <text:list-item>
          <text:p text:style-name="Thesis_5f_bibliography">Hui, F.K.C., 2016. boral – Bayesian ordination and regression analysis of multivariate abundance data in R. Methods Ecol. Evol. 7, 744–750. https://doi.org/10.1111/2041-210X.12514</text:p>
        </text:list-item>
        <text:list-item>
          <text:p text:style-name="Thesis_5f_bibliography">Hui, F.K.C., Taskinen, S., Pledger, S., Foster, S.D., Warton, D.I., 2015. Model-based approaches to unconstrained ordination. Methods Ecol. Evol. 6, 399–411. https://doi.org/10.1111/2041-210X.12236</text:p>
        </text:list-item>
        <text:list-item>
          <text:p text:style-name="Thesis_5f_bibliography">IMPRESS, 2003. Common implementation strategy for the Water Framework Directive (2000/60/EC) (Guidance Document No. 3: Analysis of pressures and impacts). EC, Luxembourg.</text:p>
        </text:list-item>
        <text:list-item>
          <text:p text:style-name="Thesis_5f_bibliography">Jost, L., 2006. Entropy and diversity. Oikos 113, 363–375. https://doi.org/10.1111/j.2006.0030-1299.14714.x</text:p>
        </text:list-item>
        <text:list-item>
          <text:p text:style-name="Thesis_5f_bibliography">Jost, L., DeVries, P., Walla, T., Greeney, H., Chao, A., Ricotta, C., 2010. Partitioning diversity for conservation analyses. Divers. Distrib. 16, 65–76.</text:p>
        </text:list-item>
        <text:list-item>
          <text:p text:style-name="Thesis_5f_bibliography">Kahle, D., Wickham, H., 2013. ggmap: Spatial visualization with ggplot2. R J. 5, 144–161. https://doi.org/10.32614/RJ-2013-014</text:p>
        </text:list-item>
        <text:list-item>
          <text:p text:style-name="Thesis_5f_bibliography">Karamfilov, V., Berov, D., Panayotidis, P., 2019. Using Zostera noltei biometrics for evaluation of the ecological and environmental quality status of Black Sea coastal waters. Reg. Stud. Mar. Sci. 27, 100524. https://doi.org/10.1016/j.rsma.2019.100524</text:p>
        </text:list-item>
        <text:list-item>
          <text:p text:style-name="Thesis_5f_bibliography">Kassambara, A., Mundt, F., 2017. factoextra: Extract and visualize the results of multivariate data analyses.</text:p>
        </text:list-item>
        <text:list-item>
          <text:p text:style-name="Thesis_5f_bibliography"><text:soft-page-break/>Keylock, C.J., 2005. Simpson diversity and the Shannon-Wiener index as special cases of a generalized entropy. Oikos 109, 203–207. https://doi.org/10.1111/j.0030-1299.2005.13735.x</text:p>
        </text:list-item>
        <text:list-item>
          <text:p text:style-name="Thesis_5f_bibliography">Kosarev, A.N., Arkhipkin, V.S., Surkova, G.S., 2008. Hydrometeorological conditions, in: Kostianoy, A.G., Kosarev, A.N. (Eds.), The Black Sea Environment, The Handbook of Environmental Chemistry. Springer, pp. 135–158.</text:p>
        </text:list-item>
        <text:list-item>
          <text:p text:style-name="Thesis_5f_bibliography">Kowarik, A., Templ, M., 2016. Imputation with the R package VIM. J. Stat. Softw. 74. https://doi.org/10.18637/jss.v074.i07</text:p>
        </text:list-item>
        <text:list-item>
          <text:p text:style-name="Thesis_5f_bibliography">Kuhn, M., 2018. caret: Classification and regression training.</text:p>
        </text:list-item>
        <text:list-item>
          <text:p text:style-name="Thesis_5f_bibliography">Lambshead, P.J.D., Platt, H.M., Shaw, K.M., 1983. The detection of differences among assemblages of marine benthic species based on an assessment of dominance and diversity. J. Nat. Hist. 17, 859–874.</text:p>
        </text:list-item>
        <text:list-item>
          <text:p text:style-name="Thesis_5f_bibliography">Lavesque, N., Blanchet, H., de Montaudouin, X., 2009. Development of a multimetric approach to assess perturbation of benthic macrofauna in Zostera noltii beds. J. Exp. Mar. Biol. Ecol. 368, 101–112. https://doi.org/10.1016/j.jembe.2008.09.017</text:p>
        </text:list-item>
        <text:list-item>
          <text:p text:style-name="Thesis_5f_bibliography">Lê, S., Josse, J., Husson, F., 2008. FactoMineR: An R package for multivariate analysis. J. Stat. Softw. 25. https://doi.org/10.18637/jss.v025.i01</text:p>
        </text:list-item>
        <text:list-item>
          <text:p text:style-name="Thesis_5f_bibliography">Leonardsson, K., Blomqvist, M., Magnusson, M., Wikström, A., Rosenberg, R., 2015. Calculation of species sensitivity values and their precision in marine benthic faunal quality indices. Mar. Pollut. Bull. 93, 94–102. https://doi.org/10.1016/j.marpolbul.2015.02.010</text:p>
        </text:list-item>
        <text:list-item>
          <text:p text:style-name="Thesis_5f_bibliography">Lohrer, A.M., Wetz, J.J., 2003. Dredging-induced nutrient release from sediments to the water column in a southeastern saltmarsh tidal creek. Mar. Pollut. Bull. 46, 1156–1163. https://doi.org/10.1016/S0025-326X(03)00167-X</text:p>
        </text:list-item>
        <text:list-item>
          <text:p text:style-name="Thesis_5f_bibliography">Magurran, A.E., 2004. Measuring biological diversity. Wiley-Blackwell.</text:p>
        </text:list-item>
        <text:list-item>
          <text:p text:style-name="Thesis_5f_bibliography">Marinov, D., Miladinova, S., Marinski, J., 2014. Assessment of material fluxes in aquatorium of Burgas port (Bulgarian Black sea coast) by LOICZ biogeochemical model, in: Proceedings of the 3rd IAHR Europe Congress. Porto, Portugal, pp. 1–10.</text:p>
        </text:list-item>
        <text:list-item>
          <text:p text:style-name="Thesis_5f_bibliography">Marinov, T., Stoykov, S., 1991. State of zoobenthos in the Bourgas Bay. Presented at the National sci-technical conference with international participaton “Ecology and chemistry of the Black Sea,” pp. 16–17.</text:p>
        </text:list-item>
        <text:list-item>
          <text:p text:style-name="Thesis_5f_bibliography">Marinov, T., Stoykov, S., Li, N.S., 1989. Characteristics of zoobenthos in the Bourgas Bay (in Bulgarian). Oceanology 18, 52–60.</text:p>
        </text:list-item>
        <text:list-item>
          <text:p text:style-name="Thesis_5f_bibliography">Mee, L.D., 1992. The Black Sea in crisis - a need for concerted international action. Ambio 21, 278–286.</text:p>
        </text:list-item>
        <text:list-item>
          <text:p text:style-name="Thesis_5f_bibliography">Mikhailov, V.N., Mikhailova, M.V., 2008. River mouths, in: Kostianoy, A.G., Kosarev, A.N. (Eds.), The Black Sea Environment, The Handbook of Environmental Chemistry. Springer, pp. 91–133.</text:p>
        </text:list-item>
        <text:list-item>
          <text:p text:style-name="Thesis_5f_bibliography">Miladinova, S., Marinov, D., Krastev, V., Marinski, J., 2015. Multi-compartment water quality assessment of Port Burgas and Burgas Bay, in: Stylios, C., Floqi, T., Marinski, J., Damiani, L. (Eds.), Sustainable Development of Sea-Corridors and Coastal Waters. Springer International Publishing, Cham, pp. 95–102.</text:p>
        </text:list-item>
        <text:list-item>
          <text:p text:style-name="Thesis_5f_bibliography">Müller, K., 2017. here: A simpler way to find your files.</text:p>
        </text:list-item>
        <text:list-item>
          <text:p text:style-name="Thesis_5f_bibliography">Munari, C., Mistri, M., 2008. Biodiversity of soft-sediment benthic communities from Italian transitional waters. J. Biogeogr. 35, 1622–1637.</text:p>
        </text:list-item>
        <text:list-item>
          <text:p text:style-name="Thesis_5f_bibliography"><text:soft-page-break/>Muniz, P., Venturini, N., Pires-Vanin, A.M.S., Tommasi, L.R., Borja, A., 2005. Testing the applicability of a marine biotic index (AMBI) to assessing the ecological quality of soft-bottom benthic communities, in the South America Atlantic region. Mar. Pollut. Bull. 50, 624–637.</text:p>
        </text:list-item>
        <text:list-item>
          <text:p text:style-name="Thesis_5f_bibliography">Muxika, I., Borja, Á., Bald, J., 2007. Using historical data, expert judgement and multivariate analysis in assessing reference conditions and benthic ecological status, according to the European Water Framework Directive. Mar. Pollut. Bull., Implementation of the Water Framework Directive in European marine waters 55, 16–29. https://doi.org/10.1016/j.marpolbul.2006.05.025</text:p>
        </text:list-item>
        <text:list-item>
          <text:p text:style-name="Thesis_5f_bibliography">Muxika, I., Borja, A., Bonne, W., 2005. The suitability of the marine biotic index (AMBI) to new impact sources along European coasts. Ecol. Indic. 5, 19–31. https://doi.org/10.1016/j.ecolind.2004.08.004</text:p>
        </text:list-item>
        <text:list-item>
          <text:p text:style-name="Thesis_5f_bibliography">Nilsson, H.C., Rosenberg, R., 2000. Succession in marine benthic habitats and fauna in response to oxygen deficiency analysed by sediment profile-imaging and by grab samples. Mar. Ecol. Prog. Ser. 197, 139–149.</text:p>
        </text:list-item>
        <text:list-item>
          <text:p text:style-name="Thesis_5f_bibliography">Odum, E.P., 1953. Fundamentals of ecology. W. B. Saunders Co., Philadelphia, USA.</text:p>
        </text:list-item>
        <text:list-item>
          <text:p text:style-name="Thesis_5f_bibliography">O’Hara, R.B., Kotze, D.J., 2010. Do not log-transform count data. Methods Ecol. Evol. 1, 118–122. https://doi.org/10.1111/j.2041-210X.2010.00021.x</text:p>
        </text:list-item>
        <text:list-item>
          <text:p text:style-name="Thesis_5f_bibliography">Oksanen, J., Blanchet, F.G., Kindt, R., Legendre, P., Minchin, P.R., O’Hara, R.B., Simpson, G.L., Solymos, P., Stevens, M.H.H., Wagner, H., 2015. vegan: Community ecology package. R package version 2.3-3.</text:p>
        </text:list-item>
        <text:list-item>
          <text:p text:style-name="Thesis_5f_bibliography">O’Neill, R.V., 2001. Is it time to bury the ecosystem concept? (with full military honors, of course!). Ecology 82, 3275–3284. https://doi.org/10.1890/0012-9658(2001)082[3275:IITTBT]2.0.CO;2</text:p>
        </text:list-item>
        <text:list-item>
          <text:p text:style-name="Thesis_5f_bibliography">Paganelli, D., Marchini, A., Occhipinti-Ambrogi, A., 2012. Functional structure of marine benthic assemblages using Biological Traits Analysis (BTA): A study along the Emilia-Romagna coastline (Italy, North-West Adriatic Sea). Estuar. Coast. Shelf Sci. 96, 245–256. https://doi.org/10.1016/j.ecss.2011.11.014</text:p>
        </text:list-item>
        <text:list-item>
          <text:p text:style-name="Thesis_5f_bibliography">Patricio, J., Teixeira, H., Borja, A., Elliott, M., Berg, T., Papadopoulou, N., Smith, C., Luisetti, T., Uusitalo, L., Wilson, C., Mazik, K., Niquil, N., Cochrane, S., Andersen, J.H., Boyes, S., Burdon, D., Carugati, L., Danovaro, R., Hoepffner, N., 2014. DEVOTES recommendations for the implementation of the Marine Strategy Framework Directive (DEVOTES Deliverable No. 1.5). JRC.</text:p>
        </text:list-item>
        <text:list-item>
          <text:p text:style-name="Thesis_5f_bibliography">Paul, J.F., Scott, K.J., Campbell, D.E., Gentile, J.H., Strobel, C.S., Valente, R.M., Weisberg, S.B., Holland, A.F., Ranasinghe, J.A., 2001. Developing and applying a benthic index of estuarine condition for the Virginian Biogeographic Province. Ecol. Indic. 1, 83–99. https://doi.org/10.1016/S1470-160X(01)00010-3</text:p>
        </text:list-item>
        <text:list-item>
          <text:p text:style-name="Thesis_5f_bibliography">Pearson, T.H., Rosenberg, R., 1978. Macrobenthic succession in relation to organic enrichment and pollution of the marine environment. Oceanogr. Mar. Biol. Annu. Rev. 16, 229–311.</text:p>
        </text:list-item>
        <text:list-item>
          <text:p text:style-name="Thesis_5f_bibliography">Pebesma, E.J., Bivand, R.S., 2005. Classes and methods for spatial data in R. R News 5, 9–13.</text:p>
        </text:list-item>
        <text:list-item>
          <text:p text:style-name="Thesis_5f_bibliography">Perus, J., Back, S., Lax, H.G., Westberg, V., 2004. Coastal marine zoobenthos as an ecological quality element: a test of environmental typology and the European Water Framework Directive (No. 4. Baltic Sea Typology), Coastline Reports. EUCC – The Coastal Union, Leiden, The Netherlands.</text:p>
        </text:list-item>
        <text:list-item>
          <text:p text:style-name="Thesis_5f_bibliography"><text:soft-page-break/>Peterson, C.H., Summerson, H.C., Duncan, P.B., 1984. The influence of seagrass cover on population structure and individual growth rate of a suspension-feeding bivalve, Mercenaria mercenaria. J. Mar. Res. 42, 123–138. https://doi.org/10.1357/002224084788506194</text:p>
        </text:list-item>
        <text:list-item>
          <text:p text:style-name="Thesis_5f_bibliography">Pierce, D., 2018. ncdf4: Interface to Unidata netCDF (version 4 or earlier) format data files.</text:p>
        </text:list-item>
        <text:list-item>
          <text:p text:style-name="Thesis_5f_bibliography">Piet, G., Pranovi, F., 2005. A review of the indicators for ecosystem structure and functioning (INDECO Deliverables 5, 6 &amp; 7).</text:p>
        </text:list-item>
        <text:list-item>
          <text:p text:style-name="Thesis_5f_bibliography">Pinto, R., Patricio, J., Baeta, A., Fath, B.D., Neto, J.M., Marques, J.C., 2009. Review and evaluation of estuarine biotic indices to assess benthic condition. Ecol. Indic. 9, 1–25.</text:p>
        </text:list-item>
        <text:list-item>
          <text:p text:style-name="Thesis_5f_bibliography">Prodanov, K., Moncheva, S., Konsulov, A., Kamburska, L., Konsulova, Ts., Dencheva, K., 2001. Recent ecosystem trends along the Bulgarian Black Sea coast. Proc. Inst. Oceanol.-BAS 3, 110–127.</text:p>
        </text:list-item>
        <text:list-item>
          <text:p text:style-name="Thesis_5f_bibliography">Quintino, V., Elliott, M., Rodrigues, A.M., 2006. The derivation, performance and role of univariate and multivariate indicators of benthic change: case studies at differing spatial scales. J. Exp. Mar. Biol. Ecol. 330, 368–382.</text:p>
        </text:list-item>
        <text:list-item>
          <text:p text:style-name="Thesis_5f_bibliography">R Core Team, 2015. R: A language and environment for statistical computing.</text:p>
        </text:list-item>
        <text:list-item>
          <text:p text:style-name="Thesis_5f_bibliography">Revkov, N., Abaza, V., Dumitrache, C., Todorova, V., Konsulova, Ts., Mickashavidze, E., Varshanidze, M., Sezgin, M., Ozturk, B., Chikina, M.V., Kucheruk, N.V., 2008. The state of zoobenthos, in: Oguz, T. (Ed.), State of the Environment of the Black Sea (2001-2006/7). BSC, Istanbul, Turkey, p. 448.</text:p>
        </text:list-item>
        <text:list-item>
          <text:p text:style-name="Thesis_5f_bibliography">Revkov, N.K., Petrov, A.N., Kolesnikova, E.A., Dobrotina, G.A., 2008. Comparative analysis of long-term alteration in structural organization of zoobenthos under permanent anthropogenic impact (Case study: Sevastopol Bay, Crimea). Mar. Еcological JournalMorskoj Ekhologicheskij Zhurnal 7, 37–49.</text:p>
        </text:list-item>
        <text:list-item>
          <text:p text:style-name="Thesis_5f_bibliography">Ricciardi, A., Bourget, E., 1999. Global patterns of macroinvertebrate biomass in marine intertidal communities. Mar. Ecol. Prog. Ser. 185, 21–35.</text:p>
        </text:list-item>
        <text:list-item>
          <text:p text:style-name="Thesis_5f_bibliography">Rosenberg, R., 1995. Benthic marine fauna structured by hydrodynamic processes and food availability. Neth. J. Sea Res. 34, 303–317. https://doi.org/10.1016/0077-7579(95)90040-3</text:p>
        </text:list-item>
        <text:list-item>
          <text:p text:style-name="Thesis_5f_bibliography">Rosenberg, R., Blomqvist, M., Nilsson, H.C., Cederwall, H., Dimming, A., 2004. Marine quality assessment by use of benthic species-abundance distributions: a proposed new protocol within the European Union Water Framework Directive. Mar. Pollut. Bull. 49, 728–739.</text:p>
        </text:list-item>
        <text:list-item>
          <text:p text:style-name="Thesis_5f_bibliography">Rosenberg, R., Loo, L.-O., Möller, P., 1992. Hypoxia, salinity and temperature as structuring factors for marine benthic communities in a eutrophic area. Neth. J. Sea Res. 30, 121–129. https://doi.org/10.1016/0077-7579(92)90051-F</text:p>
        </text:list-item>
        <text:list-item>
          <text:p text:style-name="Thesis_5f_bibliography">Rossi, F., Colao, E., Martinez, M.J., Klein, J.C., Carcaillet, F., Callier, M.D., de Wit, R., Caro, A., 2013. Spatial distribution and nutritional requirements of the endosymbiont-bearing bivalve Loripes lacteus (sensu Poli, 1791) in a Mediterranean Nanozostera noltii (Hornemann) meadow. J. Exp. Mar. Biol. Ecol. 440, 108–115. https://doi.org/10.1016/j.jembe.2012.12.010</text:p>
        </text:list-item>
        <text:list-item>
          <text:p text:style-name="Thesis_5f_bibliography">Sampaio, L., Rodrigues, A.M., Quintino, V., 2011. Can biotic indices detect mild organic enrichment of the seafloor? Ecol. Indic. 11, 1235–1244. https://doi.org/10.1016/j.ecolind.2011.01.001</text:p>
        </text:list-item>
        <text:list-item>
          <text:p text:style-name="Thesis_5f_bibliography"><text:soft-page-break/>San Martin, G., 2003. Fauna Iberica. Annelida, Polychaeta II, Fauna Iberica. CSIC, Madrid.</text:p>
        </text:list-item>
        <text:list-item>
          <text:p text:style-name="Thesis_5f_bibliography">Schaffner, L.C., Friedrichs, C.T., Dauer, D.M., 2002. Review of the benthic process model with recommendations for future modeling efforts (No. February). Benthic Process Model Review Team.</text:p>
        </text:list-item>
        <text:list-item>
          <text:p text:style-name="Thesis_5f_bibliography">Scheffer, M., Carpenter, S., Foley, J.A., Folke, C., Walker, B., 2001. Catastrophic shifts in ecosystems. Nature 413, 591–596. https://doi.org/10.1038/35098000</text:p>
        </text:list-item>
        <text:list-item>
          <text:p text:style-name="Thesis_5f_bibliography">Schumacher, B.A., 2002. Methods for the determination of total organic carbon (TOC) in soils and sediments. ERASC, USEPA.</text:p>
        </text:list-item>
        <text:list-item>
          <text:p text:style-name="Thesis_5f_bibliography">Schwinghamer, P., 1981. Characteristic size distributions of integral benthic communities. Can. J. Fish. Aquat. Sci. 38, 1255–1263.</text:p>
        </text:list-item>
        <text:list-item>
          <text:p text:style-name="Thesis_5f_bibliography">Sciberras, M., Parker, R., Powell, C., Robertson, C., Kröger, S., Bolam, S., Geert Hiddink, J., 2016. Impacts of bottom fishing on the sediment infaunal community and biogeochemistry of cohesive and non-cohesive sediments. Limnol. Oceanogr. 61, 2076–2089. https://doi.org/10.1002/lno.10354</text:p>
        </text:list-item>
        <text:list-item>
          <text:p text:style-name="Thesis_5f_bibliography">Shannon, C.E., Weaver, W., 1949. The mathematical theory of communication. University of Illinois Press, Urbana.</text:p>
        </text:list-item>
        <text:list-item>
          <text:p text:style-name="Thesis_5f_bibliography">Short, F.T., Coles, R.G. (Eds.), 2001. Global seagrass research methods. Elsevier Science.</text:p>
        </text:list-item>
        <text:list-item>
          <text:p text:style-name="Thesis_5f_bibliography">Siebert, T., Branch, G.M., 2007. Influences of biological interactions on community structure within seagrass beds and sandprawn-dominated sandflats. J. Exp. Mar. Biol. Ecol. 340, 11–24. https://doi.org/10.1016/j.jembe.2006.08.007</text:p>
        </text:list-item>
        <text:list-item>
          <text:p text:style-name="Thesis_5f_bibliography">Siebert, T., Branch, G.M., 2005. Interactions between Zostera capensis and Callianassa kraussi: influences on community composition of eelgrass beds and sandflats. Afr. J. Mar. Sci. 27, 357–373. https://doi.org/10.2989/18142320509504095</text:p>
        </text:list-item>
        <text:list-item>
          <text:p text:style-name="Thesis_5f_bibliography">Sigovini, M., Keppel, E., Tagliapietra, D., 2013. M-AMBI revisited: looking inside a widely-used benthic index. Hydrobiologia 717, 41–50. https://doi.org/10.1007/s10750-013-1565-y</text:p>
        </text:list-item>
        <text:list-item>
          <text:p text:style-name="Thesis_5f_bibliography">Simboura, N., Argyrou, M., 2010. An insight into the performance of benthic classification indices tested in Eastern Mediterranean coastal waters. Mar. Pollut. Bull. 60, 701–709. https://doi.org/10.1016/j.marpolbul.2009.12.005</text:p>
        </text:list-item>
        <text:list-item>
          <text:p text:style-name="Thesis_5f_bibliography">Simboura, N., Reizopoulou, S., 2008. An intercalibration of classification metrics of benthic macroinvertebrates in coastal and transitional ecosystems of the Eastern Mediterranean ecoregion (Greece). Mar. Pollut. Bull. 56, 116–126. https://doi.org/10.1016/j.marpolbul.2007.09.042</text:p>
        </text:list-item>
        <text:list-item>
          <text:p text:style-name="Thesis_5f_bibliography">Simboura, N., Zenetos, A., 2002. Benthic indicators to use in ecological quality classification of Mediterranean soft bottom marine ecosystems, including a new biotic index. Mediterr. Mar. Sci. 3, 77–111.</text:p>
        </text:list-item>
        <text:list-item>
          <text:p text:style-name="Thesis_5f_bibliography">Sirota, L., Hovel, K.A., 2006. Simulated eelgrass Zostera marina structural complexity: effects of shoot length, shoot density, and surface area on the epifaunal community of San Diego Bay, California, USA. Mar. Ecol. Prog. Ser. 326, 115–131. https://doi.org/10.3354/meps326115</text:p>
        </text:list-item>
        <text:list-item>
          <text:p text:style-name="Thesis_5f_bibliography">Sousa, R., Dias, S., Antunes, J., 2006. Spatial subtidal macrobenthic distribution in relation to abiotic conditions in the Lima Estuary, NW of Portugal. Hydrobiologia 559, 135–148. https://doi.org/10.1007/s10750-005-1371-2</text:p>
        </text:list-item>
        <text:list-item>
          <text:p text:style-name="Thesis_5f_bibliography"><text:soft-page-break/>Stoykov, S., Kolarov, P., 1994. State of the bottom communities in the area between the mouth of Kamtchia r. and Cape Emine (Block IV, September 1992). Proc. Inst. Fish.-Varna 22, 58–106.</text:p>
        </text:list-item>
        <text:list-item>
          <text:p text:style-name="Thesis_5f_bibliography">Stoykov, S., Uzunova, S., 2001. Dynamics of macrozoobenthos in the Southern Bulgarian Black Sea coastal and open-sea areas. Mediterr. Mar. Sci. 2/1, 27–35.</text:p>
        </text:list-item>
        <text:list-item>
          <text:p text:style-name="Thesis_5f_bibliography">Stoykov, S., Uzunova, S., 1999. Dynamics of macrozoobenthos from the Bourgas Bay (Bulgarian Black Sea coast) during the period 1993-1995. Proc. Inst. Fish.-Varna 25, 153–174.</text:p>
        </text:list-item>
        <text:list-item>
          <text:p text:style-name="Thesis_5f_bibliography">Subida, M.D., Drake, P., Jordana, E., Mavrič, B., Pinedo, S., Simboura, N., Torres, J., Salas, F., 2012. Response of different biotic indices to gradients of organic enrichment in Mediterranean coastal waters: Implications of non-monotonic responses of diversity measures. Ecol. Indic. 19, 106–117. https://doi.org/10.1016/j.ecolind.2011.07.021</text:p>
        </text:list-item>
        <text:list-item>
          <text:p text:style-name="Thesis_5f_bibliography">Sukhanova, I.N., Flint, M.V., Hibaum, G., Karamfilov, V., Kopylov, A.I., Matveeva, E., Rat’kova, T.N., Sazhin, A.F., 1988. Exuviaella cordata red tide in Bulgarian coastal waters (May to June 1986). Mar. Biol. 99, 1–8. https://doi.org/10.1007/BF00644971</text:p>
        </text:list-item>
        <text:list-item>
          <text:p text:style-name="Thesis_5f_bibliography">Teixeira, H., Weisberg, S.B., Borja, A., Ranasinghe, J.A., Cadien, D.B., Velarde, R.G., Lovell, L.L., Pasko, D., Phillips, C.A., Montagne, D.E., Ritter, K.J., Salas, F., Marques, J.C., 2012. Calibration and validation of the AZTI’s Marine Biotic Index (AMBI) for Southern California marine bays. Ecol. Indic. 12, 84–95. https://doi.org/10.1016/j.ecolind.2011.05.025</text:p>
        </text:list-item>
        <text:list-item>
          <text:p text:style-name="Thesis_5f_bibliography">Thrush, S.F., Hewitt, J.E., Cummings, V.J., Ellis, J.I., Hatton, C., Lohrer, A., Norkko, A., 2004. Muddy waters: elevating sediment input to coastal and estuarine habitats. Front. Ecol. Environ. 2, 299–306. https://doi.org/10.1890/1540-9295(2004)002[0299:MWESIT]2.0.CO;2</text:p>
        </text:list-item>
        <text:list-item>
          <text:p text:style-name="Thesis_5f_bibliography">Thuleau, S., Husson, F., 2018. FactoInvestigate: Automatic description of factorial analysis.</text:p>
        </text:list-item>
        <text:list-item>
          <text:p text:style-name="Thesis_5f_bibliography">Todorova, V., 2017. Zoobenthic indicators for assessment of the sandy biotopes’ state (Final report of the project “Investigations on the state of the marine environment and improving monitoring programs developed under MSFD (ISMEIMP)”). Institute of Oceanology - BAS, Black Sea Basin Directorate, Varna, Bulgaria.</text:p>
        </text:list-item>
        <text:list-item>
          <text:p text:style-name="Thesis_5f_bibliography">Todorova, V., Abaza, V., Todorov, E., Wolfram, G., 2015. Black Sea GIG - Coastal waters – BQE invertebrate fauna (Intercalibration technical report). WG ECOSTAT, EC.</text:p>
        </text:list-item>
        <text:list-item>
          <text:p text:style-name="Thesis_5f_bibliography">Todorova, V., Konsulova, T., 2005. Manual for collection and treatment of soft bottom macrozoobenthos samples.</text:p>
        </text:list-item>
        <text:list-item>
          <text:p text:style-name="Thesis_5f_bibliography">Todorova, V., Konsulova, Ts., 2008. Ecological state assessment of zoobenthic communities of the north-western Black Sea shelf - the performance of multivariate and univariate approaches. Presented at the 1st Biannual Scientific Conference: The Black Sea ecosystem 2005 and beyond, Istanbul, Turkey, pp. 726–742.</text:p>
        </text:list-item>
        <text:list-item>
          <text:p text:style-name="Thesis_5f_bibliography">Todorova, V., Konsulova, Ts., 2003. Community pattern and differentiation of soft sediment macrofauna of the Bulgarian Black Sea shelf. Acta Zool. Bulg. 55, 81–96.</text:p>
        </text:list-item>
        <text:list-item>
          <text:p text:style-name="Thesis_5f_bibliography">Todorova, V., Konsulova, Ts., 2000. Long term changes and recent state of macrozoobenthic communities along the Bulgarian Black Sea coast. Mediterr. Mar. Sci. 1, 123–131.</text:p>
        </text:list-item>
        <text:list-item>
          <text:p text:style-name="Thesis_5f_bibliography">Trayanova, A., Todorova, V., Konsulova, T., 2008. Bulgaria, in: Carletti, A., Heiskanen, A.S. (Eds.), Water Framework Directive Intercalibration Technical Report, Part 3: <text:soft-page-break/>Coastal and Transitional Waters, JRC Scientific and Technical Reports. JRC, pp. 35–43.</text:p>
        </text:list-item>
        <text:list-item>
          <text:p text:style-name="Thesis_5f_bibliography">Trayanova, A., Todorova, V., Konsulova, T., Shtereva, G., Hristova, O., Dzhurova, B.S., 2011. Ecological state of Varna Bay in summer 2009 according to benthic invertebrate fauna. Acta Zool. Bulg. 63, 277–288.</text:p>
        </text:list-item>
        <text:list-item>
          <text:p text:style-name="Thesis_5f_bibliography">Trukhchev, D., Ivanov, D., Ibrayev, R., Ivanova, D., Patzireva, T., Ganev, K., Rabie, A., 2004a. Hydrophysical study of the Bourgas Bay. Environmental simulation for the Port of Bourgas expansion project. Comptes Rendus Académie Bulg. Sci. 57, 29–34.</text:p>
        </text:list-item>
        <text:list-item>
          <text:p text:style-name="Thesis_5f_bibliography">Trukhchev, D., Ivanov, D., Ibrayev, R., Ivanova, D., Patzireva, T., Rabie, A., 2004b. Hydrophysical study of the Bourgas Bay modelling the synoptic circulation patterns. Comptes Rendus Académie Bulg. Sci. 57, 29–38.</text:p>
        </text:list-item>
        <text:list-item>
          <text:p text:style-name="Thesis_5f_bibliography">Trukhchev, D., Ivanov, D., Ivanova, D., Patzireva, T., Avramov, A., Rabie, A., 2004c. Hydrophysical study of the Bourgas Bay. Results from oceanographic survey in September 1999. Comptes Rendus Académie Bulg. Sci. 57, 35–40.</text:p>
        </text:list-item>
        <text:list-item>
          <text:p text:style-name="Thesis_5f_bibliography">Turner, S.J., Kendall, M.A., 1999. A comparison of vegetated and unvegetated soft-sediment macrobenthic communities in the River Yealm, south-western Britain. J. Mar. Biol. Assoc. U. K. 79, 741–743.</text:p>
        </text:list-item>
        <text:list-item>
          <text:p text:style-name="Thesis_5f_bibliography">Tuzhilkin, V.S., 2008. Thermohaline structure of the sea, in: Kostianoy, A.G., Kosarev, A.N. (Eds.), The Black Sea Environment, The Handbook of Environmental Chemistry. Springer, pp. 217–253.</text:p>
        </text:list-item>
        <text:list-item>
          <text:p text:style-name="Thesis_5f_bibliography">Uzunova, S., 2010. The zoobenthos of eelgrass populations from Sozopol Bay (Black Sea). Bulg. J. Agric. Sci. 16, 358–363.</text:p>
        </text:list-item>
        <text:list-item>
          <text:p text:style-name="Thesis_5f_bibliography">van Buuren, S., Groothuis-Oudshoorn, K., 2011. mice: Multivariate imputation by chained equations in R. J. Stat. Softw. 45, 1–67.</text:p>
        </text:list-item>
        <text:list-item>
          <text:p text:style-name="Thesis_5f_bibliography">van de Bund, W., Poikane, S., Romero, J.R., 2008. Comparability of the results of the intercalibration exercise – Summary of responses and way forward (No. ENV-COM240108-5). European Commission, Brussels, Belgium.</text:p>
        </text:list-item>
        <text:list-item>
          <text:p text:style-name="Thesis_5f_bibliography">Vieitez, J.M., 2004. Fauna Iberica. Annelida, Polychaeta I, Fauna Iberica. CSIC, Madrid.</text:p>
        </text:list-item>
        <text:list-item>
          <text:p text:style-name="Thesis_5f_bibliography">Wang, Y., Naumann, U., Wright, S.T., Warton, D.I., 2012. mvabund – an R package for model-based analysis of multivariate abundance data. Methods Ecol. Evol. 3, 471–474. https://doi.org/10.1111/j.2041-210X.2012.00190.x</text:p>
        </text:list-item>
        <text:list-item>
          <text:p text:style-name="Thesis_5f_bibliography">Warton, D.I., 2011. Regularized sandwich estimators for analysis of high-dimensional data using generalized estimating equations. Biometrics 67, 116–123. https://doi.org/10.1111/j.1541-0420.2010.01438.x</text:p>
        </text:list-item>
        <text:list-item>
          <text:p text:style-name="Thesis_5f_bibliography">Warton, D.I., Blanchet, F.G., O’Hara, R.B., Ovaskainen, O., Taskinen, S., Walker, S.C., Hui, F.K.C., 2015. So many variables: joint modeling in community ecology. Trends Ecol. Evol. 30, 766–779. https://doi.org/10.1016/j.tree.2015.09.007</text:p>
        </text:list-item>
        <text:list-item>
          <text:p text:style-name="Thesis_5f_bibliography">Warton, D.I., Wright, S.T., Wang, Y., 2012. Distance-based multivariate analyses confound location and dispersion effects. Methods Ecol. Evol. 3, 89–101. https://doi.org/10.1111/j.2041-210X.2011.00127.x</text:p>
        </text:list-item>
        <text:list-item>
          <text:p text:style-name="Thesis_5f_bibliography">Warwick, R.M., Clarke, K.R., 1991. A comparison of some methods for analysing changes in benthic community structure. J. Mar. Biol. Assoc. U. K. 71, 225–244.</text:p>
        </text:list-item>
        <text:list-item>
          <text:p text:style-name="Thesis_5f_bibliography">Warwick, R.M., Clarke, K.R., 1984. Species size distributions in marine benthic communities. Oecologia 61, 32–41.</text:p>
        </text:list-item>
        <text:list-item>
          <text:p text:style-name="Thesis_5f_bibliography"><text:soft-page-break/>Warwick, R.M., Clarke, K.R., Somerfield, P.J., 2008. k-dominance curves, in: Fath, S.E.J.D. (Ed.), Encyclopedia of Ecology. Academic Press, Oxford, pp. 2055–2057.</text:p>
        </text:list-item>
        <text:list-item>
          <text:p text:style-name="Thesis_5f_bibliography">Warwick, R.M., Ruswahyuni, 1987. Comparative study of the structure of some tropical and temperate marine soft-bottom macrobenthic communities. Mar. Biol. 95, 641–649. https://doi.org/10.1038/470444a</text:p>
        </text:list-item>
        <text:list-item>
          <text:p text:style-name="Thesis_5f_bibliography">Weisberg, S.B., Ranasinghe, J.A., Dauer, D.M., Schaffner, L.C., Diaz, R.J., Frithsen, J.B., 1997. An estuarine benthic index of biotic integrity (B-IBI) <text:s/>for Chesapeake Bay. Estuaries 20, 149–158.</text:p>
        </text:list-item>
        <text:list-item>
          <text:p text:style-name="Thesis_5f_bibliography">Weisberg, S.B., Thompson, B., Ranasinghe, J.A., Montagne, D.E., Cadien, D., Dauer, D.M., Diener, D., Oliver, J., Reish, D., Velarde, R.G., 2008. The level of agreement among experts applying best professional judgment to assess the condition of benthic infaunal communities. Ecol. Indic. 8, 389–394. https://doi.org/10.1016/j.ecolind.2007.04.001</text:p>
        </text:list-item>
        <text:list-item>
          <text:p text:style-name="Thesis_5f_bibliography">Whomersley, P., Huxham, M., Bolam, S., Schratzberger, M., Augley, J., Ridland, D., 2010. Response of intertidal macrofauna to multiple disturbance types and intensities - an experimental approach. Mar. Environ. Res. 69, 297–308.</text:p>
        </text:list-item>
        <text:list-item>
          <text:p text:style-name="Thesis_5f_bibliography">Wickham, H., 2017. tidyverse: Easily install and load the “tidyverse.”</text:p>
        </text:list-item>
        <text:list-item>
          <text:p text:style-name="Thesis_5f_bibliography">Wilke, C.O., 2018. cowplot: Streamlined plot theme and plot annotations for “ggplot2.”</text:p>
        </text:list-item>
        <text:list-item>
          <text:p text:style-name="Thesis_5f_bibliography">WoRMS Editorial Board, 2018. World Register of Marine Species. Available from http://www.marinespecies.org at VLIZ.</text:p>
        </text:list-item>
        <text:list-item>
          <text:p text:style-name="Thesis_5f_bibliography">Xie, Y., 2018. knitr: A general-purpose package for dynamic report generation in R.</text:p>
        </text:list-item>
        <text:list-item>
          <text:p text:style-name="Thesis_5f_bibliography">Xie, Y., 2014. knitr: A comprehensive tool for reproducible research in R, in: Stodden, V., Leisch, F., Peng, R.D. (Eds.), Implementing Reproducible Research, The R Series. CRC Press, Taylor &amp; Francis Group, Boca Raton.</text:p>
        </text:list-item>
        <text:list-item>
          <text:p text:style-name="Thesis_5f_bibliography">Yakushev, E., Chasovnikov, V.K., Murray, J.W., Pakhomova, S., Podymov, O., Stunzhas, P.A., 2008. Vertical hydrochemical structure of the Black Sea, in: Kostianoy, A.G., Kosarev, A.N. (Eds.), The Black Sea Environment, The Handbook of Environmental Chemistry. Springer, pp. 277–307.</text:p>
        </text:list-item>
        <text:list-item>
          <text:p text:style-name="Thesis_5f_bibliography">York, P.H., Hyndes, G.A., Bishop, M.J., Barnes, R.S.K., 2018. Faunal assemblages of seagrass ecosystems, in: Larkum, A.W.D., Kendrick, G.A., Ralph, P.J. (Eds.), Seagrasses of Australia: Structure, Ecology and Conservation. Springer International Publishing, Cham, pp. 541–588. https://doi.org/10.1007/978-3-319-71354-0_17</text:p>
        </text:list-item>
        <text:list-item>
          <text:p text:style-name="Thesis_5f_bibliography">Zaitsev, Y., 2006. Littoral concentration of life in the Black Sea area and coastal management requirements. J. Black SeaMediteranean Environ. 12, 113–128.</text:p>
        </text:list-item>
        <text:list-item>
          <text:p text:style-name="Thesis_5f_bibliography">Zaitsev, Y., Mamaev, V., 1997. Biological diversity in the Black Sea: A study of change and decline, Black Sea Environmental Series. UN Publications, New York.</text:p>
        </text:list-item>
        <text:list-item>
          <text:p text:style-name="Thesis_5f_bibliography">Zeileis, A., 2004. Econometric computing with HC and HAC covariance matrix estimators. J. Stat. Softw. 11, 1–17.</text:p>
        </text:list-item>
        <text:list-item>
          <text:p text:style-name="Thesis_5f_bibliography">Zettler, M.L., 2005. Macrozoobenthos Baltic Sea (1980-2005) as part of the IOW-Monito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Index" style:page-layout-name="Mpm1">
      <style:header>
        <text:p text:style-name="Header"/>
      </style:header>
    </style:master-page>
    <style:master-page style:name="HTML" style:page-layout-name="Mpm10">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8:17:02.762037031</meta:creation-date>
    <meta:editing-duration>PT13M52S</meta:editing-duration>
    <meta:editing-cycles>10</meta:editing-cycles>
    <meta:generator>LibreOffice/6.0.7.3$Linux_X86_64 LibreOffice_project/00m0$Build-3</meta:generator>
    <meta:initial-creator>SK </meta:initial-creator>
    <dc:date>2019-05-21T10:41:22.639742879</dc:date>
    <dc:creator>SK </dc:creator>
    <meta:document-statistic meta:table-count="0" meta:image-count="0" meta:object-count="0" meta:page-count="18" meta:paragraph-count="281" meta:word-count="7870" meta:character-count="56451" meta:non-whitespace-character-count="49055"/>
    <meta:template xlink:type="simple" xlink:actuate="onRequest" xlink:title="thesis_styles" xlink:href="../../../../../../../../../../home/sklayn/Templates/thesis_styles.ott" meta:date="2019-05-21T10:35:36.592779184"/>
  </office:meta>
</office:document-meta>
</file>